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62054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7aca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7acad" officeooo:paragraph-rsid="0007aca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text-underline-style="none" officeooo:rsid="0007acad" officeooo:paragraph-rsid="0007acad"/>
    </style:style>
    <style:style style:name="T1" style:family="text">
      <style:text-properties fo:font-variant="normal" fo:text-transform="none" fo:color="#333333" loext:opacity="100%" style:font-name="apple-system" fo:font-size="8.39999961853027pt" fo:letter-spacing="normal" fo:font-style="normal" fo:font-weight="normal"/>
    </style:style>
    <style:style style:name="T2" style:family="text">
      <style:text-properties officeooo:rsid="00062054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62054"/>
    </style:style>
    <style:style style:name="T5" style:family="text">
      <style:text-properties style:text-underline-style="solid" style:text-underline-width="auto" style:text-underline-color="font-color" officeooo:rsid="0007aca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62054"/>
    </style:style>
    <style:style style:name="T8" style:family="text">
      <style:text-properties style:text-underline-style="none" officeooo:rsid="0007acad"/>
    </style:style>
    <style:style style:name="T9" style:family="text">
      <style:text-properties officeooo:rsid="0007ac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Exercici HOS_rel:</text:span></text:span><text:line-break/><text:span text:style-name="T2">LLIT(</text:span><text:span text:style-name="T4">numero</text:span><text:span text:style-name="T7">, </text:span><text:span text:style-name="T4">planta)</text:span></text:p>
      <text:p text:style-name="P1"><text:span text:style-name="T7"><text:tab/>on {planta} fa referencia a PLANTA</text:span></text:p>
      <text:p text:style-name="P1"><text:span text:style-name="T7">PLANTA(</text:span><text:span text:style-name="T4">numero</text:span><text:span text:style-name="T7">, nom)</text:span></text:p>
      <text:p text:style-name="P1"><text:span text:style-name="T7">PACIENT(</text:span><text:span text:style-name="T4">num_ss</text:span><text:span text:style-name="T7">, dni, nom cognoms, data_neixament, temps, llit, </text:span><text:span text:style-name="T8">planta</text:span><text:span text:style-name="T7">)</text:span></text:p>
      <text:p text:style-name="P2"><text:span text:style-name="T7"><text:tab/>on {llit} fa referencia a LLIT</text:span></text:p>
      <text:p text:style-name="P2"><text:span text:style-name="T7"><text:tab/>on {planta} fa referencia a LLIT</text:span><text:line-break/><text:span text:style-name="T2">TARJA(</text:span><text:span text:style-name="T4">numero</text:span><text:span text:style-name="T7">, hora_inici, hora_final, pacient)</text:span></text:p>
      <text:p text:style-name="P1"><text:span text:style-name="T7"><text:tab/>on {pacient} fa referenia a PACIENT</text:span></text:p>
      <text:p text:style-name="P1"><text:span text:style-name="T7">METGE(</text:span><text:span text:style-name="T4">codi</text:span><text:span text:style-name="T7">, nom, cognoms)</text:span></text:p>
      <text:p text:style-name="P1"><text:span text:style-name="T7">DIAGNOSTIC(</text:span><text:span text:style-name="T4">codi</text:span><text:span text:style-name="T7">, descripcuo)</text:span></text:p>
      <text:p text:style-name="P1"><text:span text:style-name="T7">VISITA(</text:span><text:span text:style-name="T4">pacient</text:span><text:span text:style-name="T7">, </text:span><text:span text:style-name="T4">metge</text:span><text:span text:style-name="T7">, </text:span><text:span text:style-name="T4">diagnostic</text:span><text:span text:style-name="T7">, data_visita, hora_visita, data_diagnistic)</text:span></text:p>
      <text:p text:style-name="P1"><text:span text:style-name="T7"><text:tab/>on {pacient} fa referenia a PACIENT</text:span></text:p>
      <text:p text:style-name="P1"><text:span text:style-name="T7"><text:tab/>on {metge} fa referenia a METGE</text:span></text:p>
      <text:p text:style-name="P1"><text:span text:style-name="T7"><text:tab/>on {diagnostic} fa referenia a DIAGNOSTIC</text:span><text:line-break/><text:line-break/><text:span text:style-name="Strong_20_Emphasis"><text:span text:style-name="T1">Exercici TUT_rel:</text:span></text:span><text:line-break/><text:span text:style-name="T2">EXPEDIENT(</text:span><text:span text:style-name="T4">numero</text:span><text:span text:style-name="T2">, delicte, data, sentencia, </text:span><text:span text:style-name="T4">menor</text:span><text:span text:style-name="T2">, </text:span><text:span text:style-name="T7">jutjat</text:span><text:span text:style-name="T2">, </text:span><text:span text:style-name="T7">advocat</text:span><text:span text:style-name="T2">)</text:span></text:p>
      <text:p text:style-name="P1"><text:tab/><text:span text:style-name="T2">on {menor} fa referencia a MENOR</text:span></text:p>
      <text:p text:style-name="P1"><text:tab/><text:span text:style-name="T2">on {jutjat} fa referencia a JUTJAT</text:span></text:p>
      <text:p text:style-name="P1"><text:tab/><text:span text:style-name="T2">on {advocat} fa referencia a ADVOCAT</text:span></text:p>
      <text:p text:style-name="P1"><text:span text:style-name="T2">MENOR(</text:span><text:span text:style-name="T4">dni</text:span><text:span text:style-name="T7">, nom_pare, nom_mare, data_neixament)</text:span></text:p>
      <text:p text:style-name="P1"><text:span text:style-name="T2">JUTJAT(</text:span><text:span text:style-name="T4">codo</text:span><text:span text:style-name="T7">, adreça)</text:span></text:p>
      <text:p text:style-name="P1"><text:span text:style-name="T2">ADVOCAT(</text:span><text:span text:style-name="T4">dni</text:span><text:span text:style-name="T7">, numero_collegiat, telefon)</text:span></text:p>
      <text:p text:style-name="P1"><text:span text:style-name="T7">ASSIGNAT(</text:span><text:span text:style-name="T4">menor</text:span><text:span text:style-name="T7">, </text:span><text:span text:style-name="T4">familia</text:span><text:span text:style-name="T7">, data)</text:span></text:p>
      <text:p text:style-name="P1"><text:span text:style-name="T7"><text:tab/>on {menor} fa referencia a MENOR</text:span></text:p>
      <text:p text:style-name="P1"><text:span text:style-name="T7"><text:tab/>on {familia} fa referencia a FAMILIA</text:span><text:line-break/><text:line-break/><text:line-break/><text:span text:style-name="Strong_20_Emphasis"><text:span text:style-name="T1">Exercici MED_rel:</text:span></text:span><text:line-break/><text:line-break/><text:span text:style-name="T9">CAVALLER(</text:span><text:span text:style-name="T5">nom</text:span><text:span text:style-name="T8">, data, neixament, cavaller_pare</text:span><text:span text:style-name="T5">,</text:span><text:span text:style-name="T8"> provincia)</text:span></text:p>
      <text:p text:style-name="P1"><text:span text:style-name="T8"><text:tab/>on {cavaller_pare} fa referencia a CAVALLER</text:span></text:p>
      <text:p text:style-name="P1"><text:span text:style-name="T8"><text:tab/>on {provincia} fa referencia a PROVINCIA i pot tenir valors nuls</text:span></text:p>
      <text:p text:style-name="P3"><text:span text:style-name="T6">PROVINCIA(</text:span><text:span text:style-name="T3">nom</text:span><text:span text:style-name="T6">, nombre_habitants)</text:span></text:p>
      <text:p text:style-name="P3"><text:span text:style-name="T6">GOVERNA(</text:span><text:span text:style-name="T3">cavaller</text:span><text:span text:style-name="T6">, </text:span><text:span text:style-name="T3">provincia</text:span><text:span text:style-name="T6">, data_inici, data_final)</text:span></text:p>
      <text:p text:style-name="P3"><text:span text:style-name="T6"><text:tab/>on {cavaller} fa referencia a CAVALLER</text:span></text:p>
      <text:p text:style-name="P3"><text:span text:style-name="T6"><text:tab/>on {provincia} fa referencia a PROVINCIA</text:span></text:p>
      <text:p text:style-name="P3"><text:span text:style-name="T6">PAIS(</text:span><text:span text:style-name="T3">nom)</text:span></text:p>
      <text:p text:style-name="P4">REI(<text:span text:style-name="T3">nom)</text:span></text:p>
      <text:p text:style-name="P4">REGNA(<text:span text:style-name="T3">rei</text:span>, <text:span text:style-name="T3">pais</text:span>, data_inici, data_final)</text:p>
      <text:p text:style-name="P4"><text:tab/>on {rei} fa referencia a REI</text:p>
      <text:p text:style-name="P4"><text:tab/>on {pais} fa referencia a PAIS</text:p>
      <text:p text:style-name="P4">CREUDA(<text:span text:style-name="T3">nom</text:span>, contra, resultat)</text:p>
      <text:p text:style-name="P4">PARTICIPA(<text:span text:style-name="T3">rei</text:span>, <text:span text:style-name="T3">cavaller,</text:span> <text:span text:style-name="T3">creuda</text:span>)</text:p>
      <text:p text:style-name="P4"><text:tab/>on {cavaller} fa referencia a CAVALLER</text:p>
      <text:p text:style-name="P4"><text:tab/>on {rei} fa referencia a REI</text:p>
      <text:p text:style-name="P2"><text:span text:style-name="T8"><text:tab/>on {creuda} fa referencia a CREUD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0-20T19:55:28.031000000</dc:date>
    <meta:editing-duration>PT30M10S</meta:editing-duration>
    <meta:editing-cycles>4</meta:editing-cycles>
    <meta:document-statistic meta:table-count="0" meta:image-count="0" meta:object-count="0" meta:page-count="1" meta:paragraph-count="38" meta:word-count="206" meta:character-count="1578" meta:non-whitespace-character-count="1385"/>
  </office:meta>
</office:document-meta>
</file>